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0cm" fo:margin-right="0cm" fo:text-indent="0.801cm" style:auto-text-indent="false" style:page-number="auto" fo:background-color="transparent"/>
    </style:style>
    <style:style style:name="P2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052269" officeooo:paragraph-rsid="000f528d"/>
    </style:style>
    <style:style style:name="P3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074c7e" officeooo:paragraph-rsid="00074c7e"/>
    </style:style>
    <style:style style:name="P4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0a40e2" officeooo:paragraph-rsid="000a40e2"/>
    </style:style>
    <style:style style:name="P5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14dd3b" officeooo:paragraph-rsid="0014dd3b"/>
    </style:style>
    <style:style style:name="P6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1c9a1f" officeooo:paragraph-rsid="001c9a1f"/>
    </style:style>
    <style:style style:name="P7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1f85e4" officeooo:paragraph-rsid="001f85e4"/>
    </style:style>
    <style:style style:name="P8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3221e3" officeooo:paragraph-rsid="003221e3"/>
    </style:style>
    <style:style style:name="P9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35473d" officeooo:paragraph-rsid="0035473d"/>
    </style:style>
    <style:style style:name="P10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41df04" officeooo:paragraph-rsid="0041df04"/>
    </style:style>
    <style:style style:name="P11" style:family="paragraph" style:parent-style-name="Text_20_body">
      <loext:graphic-properties draw:fill="none"/>
      <style:paragraph-properties fo:margin-left="0cm" fo:margin-right="0cm" fo:text-indent="0.801cm" style:auto-text-indent="false" fo:background-color="transparent"/>
      <style:text-properties officeooo:rsid="0053325a" officeooo:paragraph-rsid="0053325a"/>
    </style:style>
    <style:style style:name="T1" style:family="text">
      <style:text-properties officeooo:rsid="00045b1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3a4ef3" style:font-size-asian="16pt" style:font-size-complex="16pt"/>
    </style:style>
    <style:style style:name="T4" style:family="text">
      <style:text-properties fo:font-size="16pt" officeooo:rsid="0005a864" style:font-size-asian="16pt" style:font-size-complex="16pt"/>
    </style:style>
    <style:style style:name="T5" style:family="text">
      <style:text-properties fo:font-size="16pt" officeooo:rsid="00193596" style:font-size-asian="16pt" style:font-size-complex="16pt"/>
    </style:style>
    <style:style style:name="T6" style:family="text">
      <style:text-properties fo:font-size="16pt" officeooo:rsid="0058080c" style:font-size-asian="16pt" style:font-size-complex="16pt"/>
    </style:style>
    <style:style style:name="T7" style:family="text">
      <style:text-properties fo:font-size="16pt" officeooo:rsid="000d7753" style:font-size-asian="16pt" style:font-size-complex="16pt"/>
    </style:style>
    <style:style style:name="T8" style:family="text">
      <style:text-properties fo:font-size="16pt" officeooo:rsid="00067561" style:font-size-asian="16pt" style:font-size-complex="16pt"/>
    </style:style>
    <style:style style:name="T9" style:family="text">
      <style:text-properties fo:font-size="16pt" officeooo:rsid="001ac6ae" style:font-size-asian="16pt" style:font-size-complex="16pt"/>
    </style:style>
    <style:style style:name="T10" style:family="text">
      <style:text-properties fo:font-size="16pt" officeooo:rsid="00266921" style:font-size-asian="16pt" style:font-size-complex="16pt"/>
    </style:style>
    <style:style style:name="T11" style:family="text">
      <style:text-properties fo:font-size="16pt" officeooo:rsid="00515a88" style:font-size-asian="16pt" style:font-size-complex="16pt"/>
    </style:style>
    <style:style style:name="T12" style:family="text">
      <style:text-properties fo:font-size="16pt" officeooo:rsid="001e59df" style:font-size-asian="16pt" style:font-size-complex="16pt"/>
    </style:style>
    <style:style style:name="T13" style:family="text">
      <style:text-properties fo:font-size="16pt" officeooo:rsid="000d629e" style:font-size-asian="16pt" style:font-size-complex="16pt"/>
    </style:style>
    <style:style style:name="T14" style:family="text">
      <style:text-properties fo:font-size="16pt" officeooo:rsid="0007c657" style:font-size-asian="16pt" style:font-size-complex="16pt"/>
    </style:style>
    <style:style style:name="T15" style:family="text">
      <style:text-properties fo:font-size="16pt" officeooo:rsid="0013607d" style:font-size-asian="16pt" style:font-size-complex="16pt"/>
    </style:style>
    <style:style style:name="T16" style:family="text">
      <style:text-properties fo:font-size="16pt" officeooo:rsid="001738ca" style:font-size-asian="16pt" style:font-size-complex="16pt"/>
    </style:style>
    <style:style style:name="T17" style:family="text">
      <style:text-properties fo:font-size="16pt" officeooo:rsid="0017b5e5" style:font-size-asian="16pt" style:font-size-complex="16pt"/>
    </style:style>
    <style:style style:name="T18" style:family="text">
      <style:text-properties fo:font-size="16pt" officeooo:rsid="003b793a" style:font-size-asian="16pt" style:font-size-complex="16pt"/>
    </style:style>
    <style:style style:name="T19" style:family="text">
      <style:text-properties fo:font-size="16pt" officeooo:rsid="0016a97d" style:font-size-asian="16pt" style:font-size-complex="16pt"/>
    </style:style>
    <style:style style:name="T20" style:family="text">
      <style:text-properties fo:font-size="16pt" officeooo:rsid="0039e272" style:font-size-asian="16pt" style:font-size-complex="16pt"/>
    </style:style>
    <style:style style:name="T21" style:family="text">
      <style:text-properties fo:font-size="16pt" officeooo:rsid="0023a930" style:font-size-asian="16pt" style:font-size-complex="16pt"/>
    </style:style>
    <style:style style:name="T22" style:family="text">
      <style:text-properties fo:font-size="16pt" officeooo:rsid="00201e51" style:font-size-asian="16pt" style:font-size-complex="16pt"/>
    </style:style>
    <style:style style:name="T23" style:family="text">
      <style:text-properties fo:font-size="16pt" officeooo:rsid="002219ec" style:font-size-asian="16pt" style:font-size-complex="16pt"/>
    </style:style>
    <style:style style:name="T24" style:family="text">
      <style:text-properties fo:font-size="16pt" officeooo:rsid="00225c3e" style:font-size-asian="16pt" style:font-size-complex="16pt"/>
    </style:style>
    <style:style style:name="T25" style:family="text">
      <style:text-properties fo:font-size="16pt" officeooo:rsid="001ca776" style:font-size-asian="16pt" style:font-size-complex="16pt"/>
    </style:style>
    <style:style style:name="T26" style:family="text">
      <style:text-properties fo:font-size="16pt" officeooo:rsid="00244df8" style:font-size-asian="16pt" style:font-size-complex="16pt"/>
    </style:style>
    <style:style style:name="T27" style:family="text">
      <style:text-properties fo:font-size="16pt" officeooo:rsid="0029d69a" style:font-size-asian="16pt" style:font-size-complex="16pt"/>
    </style:style>
    <style:style style:name="T28" style:family="text">
      <style:text-properties fo:font-size="16pt" officeooo:rsid="002db279" style:font-size-asian="16pt" style:font-size-complex="16pt"/>
    </style:style>
    <style:style style:name="T29" style:family="text">
      <style:text-properties fo:font-size="16pt" officeooo:rsid="0025ce2e" style:font-size-asian="16pt" style:font-size-complex="16pt"/>
    </style:style>
    <style:style style:name="T30" style:family="text">
      <style:text-properties fo:font-size="16pt" officeooo:rsid="003ee30f" style:font-size-asian="16pt" style:font-size-complex="16pt"/>
    </style:style>
    <style:style style:name="T31" style:family="text">
      <style:text-properties fo:font-size="16pt" officeooo:rsid="0034a0ae" style:font-size-asian="16pt" style:font-size-complex="16pt"/>
    </style:style>
    <style:style style:name="T32" style:family="text">
      <style:text-properties fo:font-size="16pt" officeooo:rsid="002eaf8e" style:font-size-asian="16pt" style:font-size-complex="16pt"/>
    </style:style>
    <style:style style:name="T33" style:family="text">
      <style:text-properties fo:font-size="16pt" officeooo:rsid="003038f7" style:font-size-asian="16pt" style:font-size-complex="16pt"/>
    </style:style>
    <style:style style:name="T34" style:family="text">
      <style:text-properties fo:font-size="16pt" officeooo:rsid="00390bac" style:font-size-asian="16pt" style:font-size-complex="16pt"/>
    </style:style>
    <style:style style:name="T35" style:family="text">
      <style:text-properties fo:font-size="16pt" officeooo:rsid="004051e3" style:font-size-asian="16pt" style:font-size-complex="16pt"/>
    </style:style>
    <style:style style:name="T36" style:family="text">
      <style:text-properties fo:font-size="16pt" officeooo:rsid="00511bc1" style:font-size-asian="16pt" style:font-size-complex="16pt"/>
    </style:style>
    <style:style style:name="T37" style:family="text">
      <style:text-properties fo:font-size="16pt" officeooo:rsid="004f98b0" style:font-size-asian="16pt" style:font-size-complex="16pt"/>
    </style:style>
    <style:style style:name="T38" style:family="text">
      <style:text-properties fo:font-size="16pt" officeooo:rsid="003265a9" style:font-size-asian="16pt" style:font-size-complex="16pt"/>
    </style:style>
    <style:style style:name="T39" style:family="text">
      <style:text-properties fo:font-size="16pt" officeooo:rsid="00515924" style:font-size-asian="16pt" style:font-size-complex="16pt"/>
    </style:style>
    <style:style style:name="T40" style:family="text">
      <style:text-properties fo:font-size="16pt" officeooo:rsid="00390e2c" style:font-size-asian="16pt" style:font-size-complex="16pt"/>
    </style:style>
    <style:style style:name="T41" style:family="text">
      <style:text-properties fo:font-size="16pt" officeooo:rsid="005b0c55" style:font-size-asian="16pt" style:font-size-complex="16pt"/>
    </style:style>
    <style:style style:name="T42" style:family="text">
      <style:text-properties fo:font-size="16pt" officeooo:rsid="003729df" style:font-size-asian="16pt" style:font-size-complex="16pt"/>
    </style:style>
    <style:style style:name="T43" style:family="text">
      <style:text-properties fo:font-size="16pt" officeooo:rsid="00427a34" style:font-size-asian="16pt" style:font-size-complex="16pt"/>
    </style:style>
    <style:style style:name="T44" style:family="text">
      <style:text-properties fo:font-size="16pt" officeooo:rsid="00440384" style:font-size-asian="16pt" style:font-size-complex="16pt"/>
    </style:style>
    <style:style style:name="T45" style:family="text">
      <style:text-properties fo:font-size="16pt" officeooo:rsid="004dbd6a" style:font-size-asian="16pt" style:font-size-complex="16pt"/>
    </style:style>
    <style:style style:name="T46" style:family="text">
      <style:text-properties fo:font-size="16pt" officeooo:rsid="0043c666" style:font-size-asian="16pt" style:font-size-complex="16pt"/>
    </style:style>
    <style:style style:name="T47" style:family="text">
      <style:text-properties fo:font-size="16pt" officeooo:rsid="0045ae6b" style:font-size-asian="16pt" style:font-size-complex="16pt"/>
    </style:style>
    <style:style style:name="T48" style:family="text">
      <style:text-properties fo:font-size="16pt" officeooo:rsid="0045d988" style:font-size-asian="16pt" style:font-size-complex="16pt"/>
    </style:style>
    <style:style style:name="T49" style:family="text">
      <style:text-properties fo:font-size="16pt" officeooo:rsid="00462317" style:font-size-asian="16pt" style:font-size-complex="16pt"/>
    </style:style>
    <style:style style:name="T50" style:family="text">
      <style:text-properties fo:font-size="16pt" officeooo:rsid="0049586a" style:font-size-asian="16pt" style:font-size-complex="16pt"/>
    </style:style>
    <style:style style:name="T51" style:family="text">
      <style:text-properties fo:font-size="16pt" officeooo:rsid="004c770d" style:font-size-asian="16pt" style:font-size-complex="16pt"/>
    </style:style>
    <style:style style:name="T52" style:family="text">
      <style:text-properties fo:font-size="16pt" officeooo:rsid="004ce864" style:font-size-asian="16pt" style:font-size-complex="16pt"/>
    </style:style>
    <style:style style:name="T53" style:family="text">
      <style:text-properties fo:font-size="16pt" officeooo:rsid="0053ef98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<text:span text:style-name="T1">ъектная область­: исследование подземелий в фэнтезийном мире</text:span></text:p>
      <text:p text:style-name="P2"><text:span text:style-name="T2">В данном проекте предполагается создать модель фэнтезийного </text:span><text:span text:style-name="T3">П</text:span><text:span text:style-name="T2">одземелья, исследуемого бравым </text:span><text:span text:style-name="T3">В</text:span><text:span text:style-name="T2">оином. Подземелье будет состоять из Комнат, </text:span><text:span text:style-name="T4">соединённых друг с другом</text:span><text:span text:style-name="T2">. В каждой </text:span><text:span text:style-name="T5">К</text:span><text:span text:style-name="T2">омнате могут быть Существа и Предметы. </text:span><text:span text:style-name="T4">Предметы могут быть разных типов: это может быть обычный </text:span><text:span text:style-name="T6">П</text:span><text:span text:style-name="T4">редмет для личного пользования, например, Лечебное зелье. </text:span><text:span text:style-name="T7">Предмет также может являться Оружием или Доспехом</text:span><text:span text:style-name="T4">.</text:span></text:p>
      <text:p text:style-name="P2"><text:span text:style-name="T4">Существа также могут быть различных типов. Например, Существом является Воин (</text:span><text:span text:style-name="T8">к</text:span><text:span text:style-name="T4">оторым управляет пользователь) или Орк. Орки тоже могут быть разных типов: может быть </text:span><text:span text:style-name="T9">Б</text:span><text:span text:style-name="T4">лижник, может быть </text:span><text:span text:style-name="T9">Л</text:span><text:span text:style-name="T4">учник и т. д.</text:span></text:p>
      <text:p text:style-name="P3"><text:span text:style-name="T4">У </text:span><text:span text:style-name="T2">каждого Существа есть </text:span><text:span text:style-name="T10">очки здоровья </text:span><text:span text:style-name="T11">(текущие и максимально возможные)</text:span><text:span text:style-name="T2">, </text:span><text:span text:style-name="T12">модификатор</text:span><text:span text:style-name="T2"> силы, </text:span><text:span text:style-name="T12">модификатор </text:span><text:span text:style-name="T2">ловкости</text:span><text:span text:style-name="T13">, </text:span><text:span text:style-name="T2">и инвентарь, содеражщий Предметы, </text:span><text:span text:style-name="T14">а также Оружие </text:span><text:span text:style-name="T15">и Доспехи</text:span><text:span text:style-name="T14">, экипированн</text:span><text:span text:style-name="T15">ые</text:span><text:span text:style-name="T14"> в конкретный данный момент.</text:span></text:p>
      <text:p text:style-name="P4"><text:span text:style-name="T14">С</text:span><text:span text:style-name="T2">ущества могут использовать Предметы или атаковать других Существ своим Оружием. </text:span><text:span text:style-name="T16">Если здоровье существа опускается до нуля, то оно не может совершать никаких действий, и предметы из его инвентаря можно </text:span><text:span text:style-name="T17">свободно забирать</text:span><text:span text:style-name="T16">.</text:span></text:p>
      <text:p text:style-name="P5"><text:span text:style-name="T18">Воин</text:span><text:span text:style-name="T2"> может перемещаться между Комнатами. </text:span><text:span text:style-name="T19">Цель Воина — добраться до выхода из подземелья живым </text:span><text:span text:style-name="T20">и, в идеале, забрав с собой как можно больше сокровищ.</text:span></text:p>
      <text:p text:style-name="P6"><text:span text:style-name="T2">Атаки оружием происходят следующим образом: существо, которое атакует </text:span><text:span text:style-name="T21">свою цель</text:span><text:span text:style-name="T2">, </text:span><text:span text:style-name="T22">кидает 20-гранный кубик </text:span><text:span text:style-name="T23">(</text:span><text:span text:style-name="T24">d</text:span><text:span text:style-name="T23">20)</text:span><text:span text:style-name="T2">, добавляя к нему свой </text:span><text:span text:style-name="T25">показатель</text:span><text:span text:style-name="T2"> ловкости. </text:span><text:span text:style-name="T21">Если полученное значение больше коэффицента защиты Доспехов, которые носит цель, </text:span><text:span text:style-name="T26">то считается, что атака попала и пробила защиту. </text:span><text:span text:style-name="T27">Если атака попала </text:span><text:span text:style-name="T28">и пробила защиту</text:span><text:span text:style-name="T27">, </text:span><text:soft-page-break/><text:span text:style-name="T27">то</text:span><text:span text:style-name="T29"> атакующий кидает кубик урона, добавляя к нему свой модификатор силы (</text:span><text:span text:style-name="T30">к</text:span><text:span text:style-name="T29">убик может иметь 4, 6, 8</text:span><text:span text:style-name="T31">, </text:span><text:span text:style-name="T29">10 </text:span><text:span text:style-name="T31">или 12</text:span><text:span text:style-name="T29"> граней, зависит от используемого Оружия). </text:span><text:span text:style-name="T32">Очки здоровья цели уменьшаются на полученное значение урона.</text:span></text:p>
      <text:p text:style-name="P7"><text:span text:style-name="T2">Расположение Комнат, а также Существа и Предметы, которые находятся в них, генерируются случайным образом </text:span><text:span text:style-name="T33">в начале работы программы. </text:span><text:span text:style-name="T34">Комнаты распологаются </text:span><text:span text:style-name="T35">по</text:span><text:span text:style-name="T34"> сетке, </text:span><text:span text:style-name="T35">каждая комната может быть соединена максимум с четырьмя соседними комнатами.</text:span></text:p>
      <text:p text:style-name="P8"><text:span text:style-name="T33">У </text:span><text:span text:style-name="T2">каждого Предмета </text:span><text:span text:style-name="T36">могут</text:span><text:span text:style-name="T37"> быть</text:span><text:span text:style-name="T2"> </text:span><text:span text:style-name="T38">действи</text:span><text:span text:style-name="T39">я</text:span><text:span text:style-name="T2"> «использовать» и «осмотреть». У каждого </text:span><text:span text:style-name="T40">О</text:span><text:span text:style-name="T2">ружия есть действие «осмотреть» и «атаковать».</text:span></text:p>
      <text:p text:style-name="P9"><text:span text:style-name="T2">У каждой Комнаты есть действия, позволяющие получить информацию о ней. Например «</text:span><text:span text:style-name="T41">получить описание</text:span><text:span text:style-name="T2">», «получить список предметов», «получить список врагов», «получить </text:span><text:span text:style-name="T42">список соседних</text:span><text:span text:style-name="T2"> комнат».</text:span></text:p>
      <text:p text:style-name="P10"><text:span text:style-name="T2">Воин управляется с помощью запросов Игрока. Он может </text:span><text:span text:style-name="T43">осматривать, </text:span><text:span text:style-name="T2">использовать и экипировать </text:span><text:span text:style-name="T44">П</text:span><text:span text:style-name="T2">редметы из своего инвентаря, </text:span><text:span text:style-name="T43">перемещаться по </text:span><text:span text:style-name="T45">К</text:span><text:span text:style-name="T43">омнатам, </text:span><text:span text:style-name="T46">атаковать </text:span><text:span text:style-name="T47">других Существ</text:span><text:span text:style-name="T46">, </text:span><text:span text:style-name="T44">забирать </text:span><text:span text:style-name="T48">Предметы из Комнаты в свой инвентарь. </text:span><text:span text:style-name="T49">В Подземель</text:span><text:span text:style-name="T50">е</text:span><text:span text:style-name="T49"> может существовать не более одного Воина. </text:span><text:span text:style-name="T51">Если Воин заходит в Комнату, в которой находятся враждебные Существа, то Воин всегда ходит первым, </text:span><text:span text:style-name="T52">затем по очереди ходят все другие Существа. </text:span></text:p>
      <text:p text:style-name="P11"><text:span text:style-name="T52">П</text:span><text:span text:style-name="T2">ервоначальные параметры Воина (Максимальное здоровье, сила, ловкость, стартовое оружие и броня) </text:span><text:span text:style-name="T53">генерируются случайно в начале работы програм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11:04:32.802028752</meta:creation-date>
    <dc:date>2025-09-03T19:39:18.905825855</dc:date>
    <meta:editing-duration>PT3H3M38S</meta:editing-duration>
    <meta:editing-cycles>83</meta:editing-cycles>
    <meta:generator>LibreOffice/25.2.5.2$Linux_X86_64 LibreOffice_project/520$Build-2</meta:generator>
    <meta:document-statistic meta:table-count="0" meta:image-count="0" meta:object-count="0" meta:page-count="2" meta:paragraph-count="12" meta:word-count="395" meta:character-count="2875" meta:non-whitespace-character-count="2490"/>
  </office:meta>
</office:document-meta>
</file>